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fo:text-align="center" fo:line-height="0.3055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P17" style:parent-style-name="內文" style:family="paragraph">
      <style:paragraph-properties fo:widows="2" fo:orphans="2" fo:text-align="center" fo:line-height="0.3055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P18" style:parent-style-name="內文" style:family="paragraph">
      <style:paragraph-properties fo:widows="2" fo:orphans="2" fo:text-align="center" fo:line-height="0.1666in"/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20" style:family="table-column">
      <style:table-column-properties style:column-width="1.1743in"/>
    </style:style>
    <style:style style:name="TableColumn21" style:family="table-column">
      <style:table-column-properties style:column-width="2.7458in"/>
    </style:style>
    <style:style style:name="TableColumn22" style:family="table-column">
      <style:table-column-properties style:column-width="1.3013in"/>
    </style:style>
    <style:style style:name="TableColumn23" style:family="table-column">
      <style:table-column-properties style:column-width="2.2402in"/>
    </style:style>
    <style:style style:name="Table19" style:family="table">
      <style:table-properties style:width="7.4618in" fo:margin-left="-0.2006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42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清單段落" style:family="paragraph">
      <style:paragraph-properties fo:widows="2" fo:orphans="2" fo:margin-bottom="0.0833in" style:line-height-at-least="0.2395in"/>
    </style:style>
    <style:style style:name="T50" style:parent-style-name="預設段落字型" style:family="text"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5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2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4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5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6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7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8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59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60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6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62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6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P64" style:parent-style-name="清單段落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5" style:parent-style-name="清單段落" style:family="paragraph">
      <style:paragraph-properties fo:widows="2" fo:orphans="2" fo:margin-bottom="0.0833in" style:line-height-at-least="0.2395in" fo:margin-left="0.25in">
        <style:tab-stops/>
      </style:paragraph-properties>
      <style:text-properties style:font-name="Times New Roman" style:font-name-asian="標楷體" style:font-weight-complex="bold" fo:color="#000000" style:font-size-complex="12pt"/>
    </style:style>
    <style:style style:name="P66" style:parent-style-name="清單段落" style:family="paragraph">
      <style:paragraph-properties fo:widows="2" fo:orphans="2" fo:margin-bottom="0.0833in" style:line-height-at-least="0.2395in" fo:margin-left="0.25in">
        <style:tab-stops/>
      </style:paragraph-properties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67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style:font-weight-complex="bold" fo:color="#000000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3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4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5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6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7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8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79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80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widows="2" fo:orphans="2" fo:text-align="center" fo:margin-bottom="0.0833in" style:line-height-at-least="0.2395in"/>
      <style:text-properties style:font-name="Times New Roman" style:font-name-asian="標楷體" fo:font-weight="bold" style:font-weight-asian="bold" style:font-weight-complex="bold" fo:color="#000000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86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style:font-weight-complex="bold" fo:color="#000000" style:font-size-complex="14pt"/>
    </style:style>
    <style:style style:name="P89" style:parent-style-name="內文" style:family="paragraph">
      <style:paragraph-properties fo:widows="2" fo:orphans="2" fo:text-align="center"/>
      <style:text-properties style:font-name="Times New Roman" style:font-name-asian="標楷體" fo:font-weight="bold" style:font-weight-asian="bold" style:font-weight-complex="bold" fo:color="#000000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內文" style:family="paragraph">
      <style:paragraph-properties fo:widows="2" fo:orphans="2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92" style:parent-style-name="內文" style:family="paragraph">
      <style:paragraph-properties fo:widows="2" fo:orphans="2" fo:margin-bottom="0.0833in" style:line-height-at-least="0.2395in"/>
      <style:text-properties style:font-name="Times New Roman" style:font-name-asian="標楷體" fo:font-weight="bold" style:font-weight-asian="bold" style:font-weight-complex="bold" fo:color="#000000" style:font-size-complex="12pt"/>
    </style:style>
    <style:style style:name="P93" style:parent-style-name="內文" style:family="paragraph">
      <style:paragraph-properties fo:widows="2" fo:orphans="2" fo:margin-bottom="0.0833in" style:line-height-at-least="0.2395in" fo:margin-left="0.1666in" fo:text-indent="-0.1666in">
        <style:tab-stops/>
      </style:paragraph-properties>
    </style:style>
    <style:style style:name="T94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5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96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97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98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99" style:parent-style-name="超連結" style:family="text">
      <style:text-properties style:font-name="Times New Roman" style:font-name-asian="標楷體" style:font-weight-complex="bold" style:use-window-font-color="true" style:font-size-complex="12pt" style:text-underline-type="none"/>
    </style:style>
    <style:style style:name="T100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01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02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03" style:parent-style-name="預設段落字型" style:family="text">
      <style:text-properties style:font-name="Times New Roman" style:font-name-asian="標楷體" style:font-weight-complex="bold" fo:color="#000000" style:font-size-complex="12pt"/>
    </style:style>
    <style:style style:name="T104" style:parent-style-name="預設段落字型" style:family="text">
      <style:text-properties style:font-name="Times New Roman" style:font-name-asian="標楷體" style:font-weight-complex="bold" fo:color="#000000" style:font-size-complex="12pt"/>
    </style:style>
  </office:automatic-styles>
  <office:body>
    <office:text text:use-soft-page-breaks="true">
      <text:p text:style-name="P1">國立政治大學</text:p>
      <text:p text:style-name="P17">國科會大專學生研究計畫<text:s/>變更申請單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獲獎人</text:p>
          </table:table-cell>
          <table:table-cell table:style-name="TableCell27" table:number-columns-spanned="3">
            <text:p text:style-name="P28"/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計畫編號</text:p>
          </table:table-cell>
          <table:table-cell table:style-name="TableCell32" table:number-columns-spanned="3">
            <text:p text:style-name="P33"/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計畫名稱</text:p>
          </table:table-cell>
          <table:table-cell table:style-name="TableCell37" table:number-columns-spanned="3"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執行機關</text:p>
            <text:p text:style-name="P42">系所</text:p>
          </table:table-cell>
          <table:table-cell table:style-name="TableCell43" table:number-columns-spanned="3">
            <text:p text:style-name="P44"/>
          </table:table-cell>
          <table:covered-table-cell/>
          <table:covered-table-cell/>
        </table:table-row>
        <table:table-row table:style-name="TableRow45">
          <table:table-cell table:style-name="TableCell46">
            <text:p text:style-name="P47">事由</text:p>
          </table:table-cell>
          <table:table-cell table:style-name="TableCell48" table:number-columns-spanned="3">
            <text:list text:style-name="LFO1" text:continue-numbering="true">
              <text:list-item>
                <text:p text:style-name="P49"><text:span text:style-name="T50">延長繳交期限：</text:span><text:span text:style-name="T51">原應於</text:span><text:span text:style-name="T52">____</text:span><text:span text:style-name="T53">年</text:span><text:span text:style-name="T54">____</text:span><text:span text:style-name="T55">月</text:span><text:span text:style-name="T56">____</text:span><text:span text:style-name="T57">日繳交結案報告，擬申請展延至</text:span><text:span text:style-name="T58">____</text:span><text:span text:style-name="T59">年</text:span><text:span text:style-name="T60">____</text:span><text:span text:style-name="T61">月</text:span><text:span text:style-name="T62">____</text:span><text:span text:style-name="T63">日。</text:span></text:p>
              </text:list-item>
              <text:list-item>
                <text:p text:style-name="P64">變更論文題目：</text:p>
              </text:list-item>
            </text:list>
            <text:p text:style-name="P65">原題目為：_____________________________________________________________________擬變更為：</text:p>
            <text:p text:style-name="P66">______________________________________________________________________</text:p>
            <text:p text:style-name="P67">□其他：_________________________________________________________________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說明</text:p>
          </table:table-cell>
          <table:table-cell table:style-name="TableCell71" table:number-columns-spanned="3"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>申請人簽章</text:p>
          </table:table-cell>
          <table:table-cell table:style-name="TableCell84">
            <text:p text:style-name="P85"/>
            <text:p text:style-name="P86"/>
          </table:table-cell>
          <table:table-cell table:style-name="TableCell87">
            <text:p text:style-name="P88">指導教授</text:p>
            <text:p text:style-name="P89">簽章</text:p>
          </table:table-cell>
          <table:table-cell table:style-name="TableCell90">
            <text:p text:style-name="P91"/>
            <text:p text:style-name="P92"/>
          </table:table-cell>
        </table:table-row>
      </table:table>
      <text:p text:style-name="P93"><text:span text:style-name="T94">※</text:span><text:span text:style-name="T95">請填妥核章後，</text:span><text:a xlink:href="mailto:將檔案掃描成PDF後寄至jueiying@nccu.edu.tw" office:target-frame-name="_top" xlink:show="replace"><text:span text:style-name="T96">將檔案掃描成</text:span><text:span text:style-name="T97">PDF</text:span><text:span text:style-name="T98">後寄至</text:span><text:span text:style-name="T99">jueiying@nccu.edu.tw</text:span></text:a><text:span text:style-name="T100">信箱，並請來電（</text:span><text:span text:style-name="T101">02-29393091#66899</text:span><text:span text:style-name="T102">）轉知承辦人陳瑞英小姐。</text:span><text:span text:style-name="T103"><text:s text:c="76"/>111.09<text:s/></text:span><text:span text:style-name="T104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widows="2" fo:orphans="2" fo:margin-top="0.0694in" fo:margin-bottom="0.0694in"/>
      <style:text-properties style:font-name="新細明體" style:font-name-complex="新細明體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true" fo:font-size="24pt" style:font-size-asian="24pt" style:font-size-complex="24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/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標楷體" style:font-name-asian="標楷體" style:font-name-complex="Tahoma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in" fo:margin-bottom="0.6888in" fo:margin-right="0.5in" style:num-format="1" style:writing-mode="lr-tb" style:layout-grid-mode="line" style:layout-grid-lines="4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-0.1888in"/>
      </style:footer-style>
    </style:page-layout>
    <style:style style:name="P2" style:parent-style-name="頁首" style:family="paragraph">
      <style:paragraph-properties fo:text-align="end">
        <style:tab-stops>
          <style:tab-stop style:type="center" style:position="2.884in"/>
          <style:tab-stop style:type="right" style:position="5.2173in"/>
        </style:tab-stops>
      </style:paragraph-properties>
    </style:style>
    <style:style style:name="T3" style:parent-style-name="預設段落字型" style:family="text">
      <style:text-properties style:font-name="Times New Roman"/>
    </style:style>
    <style:style style:name="P4" style:parent-style-name="頁首" style:family="paragraph">
      <style:paragraph-properties fo:text-align="end"/>
    </style:style>
    <style:style style:name="T5" style:parent-style-name="預設段落字型" style:family="text">
      <style:text-properties style:font-name="Times New Roman"/>
    </style:style>
    <style:style style:name="TableColumn7" style:family="table-column">
      <style:table-column-properties style:column-width="2.4201in" style:use-optimal-column-width="false"/>
    </style:style>
    <style:style style:name="TableColumn8" style:family="table-column">
      <style:table-column-properties style:column-width="2.4201in" style:use-optimal-column-width="false"/>
    </style:style>
    <style:style style:name="TableColumn9" style:family="table-column">
      <style:table-column-properties style:column-width="2.4201in" style:use-optimal-column-width="false"/>
    </style:style>
    <style:style style:name="Table6" style:family="table">
      <style:table-properties style:width="7.2604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頁首" style:family="paragraph">
      <style:paragraph-properties fo:margin-left="-0.0798in">
        <style:tab-stops>
          <style:tab-stop style:type="center" style:position="2.9638in"/>
          <style:tab-stop style:type="right" style:position="5.8479in"/>
        </style:tab-stops>
      </style:paragraph-properties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頁首" style:family="paragraph">
      <style:paragraph-properties fo:text-align="center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頁首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<text:tab/><text:tab/><text:s text:c="4"/><text:tab/><text:s text:c="256"/><text:s text:c="139"/>表單編號：<text:span text:style-name="T3">QP-R02-01-03</text:span></text:p>
        <text:p text:style-name="P4"><text:tab/><text:tab/><text:s/><text:tab/>保存年限：<text:span text:style-name="T5">3</text:span>年</text:p>
      </style:header>
      <style:foot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</table:table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張弘諺</meta:initial-creator>
    <dc:creator>user</dc:creator>
    <meta:creation-date>2022-12-09T07:42:00Z</meta:creation-date>
    <dc:date>2022-12-09T07:42:00Z</dc: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594" meta:row-count="4" meta:non-whitespace-character-count="507"/>
  </office:meta>
</office:document-meta>
</file>